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="none" draw:fill-color="#ffffff"/>
      <style:text-properties style:font-name="Segoe UI1" fo:font-size="36pt" style:font-size-asian="36pt" style:font-size-complex="36pt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8.5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style:paragraph-properties fo:margin-left="1.27cm" fo:margin-right="0cm" fo:margin-top="0cm" fo:margin-bottom="0cm" fo:text-align="start" fo:text-indent="-1.27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style="normal" fo:font-weight="bold" style:font-name-asian="Segoe UI" style:font-size-asian="24pt" style:font-style-asian="normal" style:font-weight-asian="bold" style:font-name-complex="Segoe UI" style:font-size-complex="24pt" style:font-style-complex="normal" style:font-weight-complex="bold"/>
    </style:style>
    <style:style style:name="T4" style:family="text">
      <style:text-properties fo:color="#000000" style:font-name="Segoe UI1" fo:font-size="36pt" fo:font-style="normal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5" style:family="text">
      <style:text-properties fo:color="#000000" style:font-name="Segoe UI1" fo:font-size="35pt" fo:font-style="normal" fo:font-weight="bold" style:font-name-asian="Segoe UI" style:font-size-asian="35pt" style:font-style-asian="normal" style:font-weight-asian="bold" style:font-name-complex="Segoe UI" style:font-size-complex="35pt" style:font-style-complex="normal" style:font-weight-complex="bold"/>
    </style:style>
    <style:style style:name="T6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Arial" style:font-size-complex="3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146cm" svg:height="3.063cm" svg:x="1.524cm" svg:y="0.508cm">
          <draw:text-box>
            <text:p text:style-name="P1"><text:span text:style-name="T1">HYMN #501</text:span></text:p>
            <text:p text:style-name="P1"><text:span text:style-name="T2">“</text:span><text:span text:style-name="T2">Come Down, O Love Divin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5.4cm" svg:height="5.842cm" svg:x="1.27cm" svg:y="1.016cm">
          <draw:text-box>
            <text:p text:style-name="P1"><text:span text:style-name="T3">1. </text:span><text:span text:style-name="T4">Come down, O Love divine;</text:span><text:span text:style-name="T4"><text:line-break/></text:span><text:span text:style-name="T4">Seek Thou this soul of mine,</text:span><text:span text:style-name="T4"><text:line-break/></text:span><text:span text:style-name="T5">And visit it with Thine own ardor glowing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5" draw:layer="layout" svg:width="25.146cm" svg:height="5.321cm" svg:x="1.27cm" svg:y="1.016cm">
          <draw:text-box>
            <text:p text:style-name="P1"><text:span text:style-name="T6">O Comforter, draw near;</text:span><text:span text:style-name="T6"><text:line-break/></text:span><text:span text:style-name="T6">Within my heart appear,</text:span><text:span text:style-name="T6"><text:line-break/></text:span><text:span text:style-name="T6">And kindle it, Thy holy flame bestow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4" draw:text-style-name="P7" draw:layer="layout" svg:width="25.146cm" svg:height="5.321cm" svg:x="1.27cm" svg:y="1.016cm">
          <draw:text-box>
            <text:p text:style-name="P6"><text:span text:style-name="T7">2. </text:span><text:span text:style-name="T8">O let it freely burn,</text:span><text:span text:style-name="T8"><text:line-break/></text:span><text:span text:style-name="T8">Till worldly passions turn</text:span><text:span text:style-name="T8"><text:line-break/></text:span><text:span text:style-name="T8">To dust and ashes in its heat consuming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5" draw:text-style-name="P7" draw:layer="layout" svg:width="25.146cm" svg:height="7.011cm" svg:x="1.27cm" svg:y="1.016cm">
          <draw:text-box>
            <text:p text:style-name="P6"><text:span text:style-name="T8">And let Thy glorious light</text:span><text:span text:style-name="T8"><text:line-break/></text:span><text:span text:style-name="T8">Shine ever on my sight,</text:span><text:span text:style-name="T8"><text:line-break/></text:span><text:span text:style-name="T8">And clothe me round, </text:span></text:p>
            <text:p text:style-name="P6"><text:span text:style-name="T8">the while my path illum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6" draw:text-style-name="P8" draw:layer="layout" svg:width="25.4cm" svg:height="5.588cm" svg:x="1.27cm" svg:y="1.016cm">
          <draw:text-box>
            <text:p text:style-name="P6"><text:span text:style-name="T7">3. </text:span><text:span text:style-name="T8">Let holy charity</text:span><text:span text:style-name="T8"><text:line-break/></text:span><text:span text:style-name="T8">Mine outward vesture be</text:span><text:span text:style-name="T8"><text:line-break/></text:span><text:span text:style-name="T9">And lowliness become mine inner clothing-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7" draw:text-style-name="P8" draw:layer="layout" svg:width="25.4cm" svg:height="7.112cm" svg:x="1.27cm" svg:y="1.016cm">
          <draw:text-box>
            <text:p text:style-name="P6"><text:span text:style-name="T8">True lowliness of heart,</text:span><text:span text:style-name="T8"><text:line-break/></text:span><text:span text:style-name="T8"> <text:s text:c="3"/>Which takes the humbler part,</text:span><text:span text:style-name="T8"><text:line-break/></text:span><text:span text:style-name="T8">And o’er its own shortcomings</text:span></text:p>
            <text:p text:style-name="P6"><text:span text:style-name="T8">weeps with loa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7" draw:text-style-name="P8" draw:layer="layout" svg:width="25.4cm" svg:height="7.112cm" svg:x="1.27cm" svg:y="1.016cm">
          <draw:text-box>
            <text:p text:style-name="P9"><text:span text:style-name="T7">4. </text:span><text:span text:style-name="T8">And so the yearning strong,</text:span></text:p>
            <text:p text:style-name="P9"><text:span text:style-name="T8">With which the soul will long,</text:span></text:p>
            <text:p text:style-name="P9"><text:span text:style-name="T8">Shall far outpass the pow’r</text:span></text:p>
            <text:p text:style-name="P9"><text:span text:style-name="T8">of human telling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8" draw:text-style-name="P8" draw:layer="layout" svg:width="25.4cm" svg:height="10.771cm" svg:x="1.27cm" svg:y="1.016cm">
          <draw:text-box>
            <text:p text:style-name="P9"><text:span text:style-name="T8">No soul can guess His grace</text:span></text:p>
            <text:p text:style-name="P9"><text:span text:style-name="T8">Till it become the place</text:span></text:p>
            <text:p text:style-name="P9"><text:span text:style-name="T8">Wherein the Holy Spirit</text:span></text:p>
            <text:p text:style-name="P9"><text:span text:style-name="T8">makes His dwelling.</text:span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1"><text:s text:c="12"/></text:span><text:span text:style-name="T11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5:36:48.739000000</meta:creation-date>
    <dc:title>bluwht blank</dc:title>
    <meta:editing-duration>PT8M43S</meta:editing-duration>
    <meta:editing-cycles>6</meta:editing-cycles>
    <meta:generator>LibreOffice/6.1.3.2$Windows_X86_64 LibreOffice_project/86daf60bf00efa86ad547e59e09d6bb77c699acb</meta:generator>
    <dc:date>2019-01-19T20:24:20.031000000</dc:date>
    <meta:document-statistic meta:object-count="167"/>
  </office:meta>
</office:document-meta>
</file>